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500000060588224A1.png" manifest:media-type="image/png"/>
  <manifest:file-entry manifest:full-path="Pictures/10018F7300006D0600000862897E220F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Fett" style:font-family-generic="swiss" style:font-pitch="variable"/>
    <style:font-face style:name="FreeSans1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d2b" officeooo:paragraph-rsid="00199454"/>
    </style:style>
    <style:style style:name="P2" style:family="paragraph">
      <style:paragraph-properties fo:text-align="end"/>
      <style:text-properties style:font-name="FreeSans1" fo:font-size="10pt" style:font-size-asian="10.5pt"/>
    </style:style>
    <style:style style:name="P3" style:family="paragraph">
      <style:paragraph-properties fo:text-align="end"/>
      <style:text-properties fo:color="#808080" style:font-name="FreeSans1" fo:font-size="10pt" style:font-size-asian="10.5pt"/>
    </style:style>
    <style:style style:name="P4" style:family="paragraph">
      <style:text-properties style:font-name="FreeSans1" style:font-size-asian="10.5pt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7" style:family="paragraph">
      <style:text-properties style:font-name="FreeSans" fo:font-weight="normal"/>
    </style:style>
    <style:style style:name="P8" style:family="paragraph">
      <style:paragraph-properties style:text-autospace="none"/>
      <style:text-properties fo:font-size="30pt"/>
    </style:style>
    <style:style style:name="P9" style:family="paragraph">
      <style:paragraph-properties style:text-autospace="none"/>
      <style:text-properties fo:color="#000000" style:font-name="FreeSans1" fo:font-size="30pt" style:font-size-asian="36pt" style:font-size-complex="36pt"/>
    </style:style>
    <style:style style:name="P10" style:family="paragraph">
      <style:paragraph-properties fo:text-align="end"/>
      <style:text-properties style:font-name="FreeSans1" style:font-size-asian="10.5pt"/>
    </style:style>
    <style:style style:name="P11" style:family="paragraph">
      <style:paragraph-properties fo:text-align="end"/>
      <style:text-properties style:font-name="FreeSans1" fo:font-size="12pt" style:font-size-asian="10.5pt"/>
    </style:style>
    <style:style style:name="P12" style:family="paragraph">
      <style:paragraph-properties style:text-autospace="none"/>
    </style:style>
    <style:style style:name="P13" style:family="paragraph">
      <style:text-properties fo:color="#000000" style:font-name="FreeSans1" style:font-size-asian="10.5pt"/>
    </style:style>
    <style:style style:name="P14" style:family="paragraph">
      <style:text-properties style:font-name="FreeSans1"/>
    </style:style>
    <style:style style:name="P15" style:family="paragraph">
      <style:text-properties fo:font-size="14pt" style:font-size-asian="10.5pt"/>
    </style:style>
    <style:style style:name="P16" style:family="paragraph">
      <style:text-properties style:font-name="FreeSans1" fo:font-size="14pt" style:font-size-asian="10.5pt"/>
    </style:style>
    <style:style style:name="P17" style:family="paragraph">
      <style:paragraph-properties fo:text-align="end"/>
      <style:text-properties style:font-name="FreeSans1" fo:font-size="14pt" style:font-size-asian="10.5pt"/>
    </style:style>
    <style:style style:name="P18" style:family="paragraph">
      <style:text-properties style:font-name="FreeSans" fo:font-weight="bold" style:font-size-asian="10.5pt"/>
    </style:style>
    <style:style style:name="T1" style:family="text">
      <style:text-properties fo:color="#808080" style:font-name="FreeSans1" fo:font-size="10pt" style:font-size-asian="10.5pt"/>
    </style:style>
    <style:style style:name="T2" style:family="text">
      <style:text-properties style:font-name="FreeSans1" style:font-size-asian="10.5pt"/>
    </style:style>
    <style:style style:name="T3" style:family="text">
      <style:text-properties fo:color="#000000" style:font-name="FreeSans" fo:font-size="20pt" fo:font-weight="normal" style:font-name-asian="Helvetica1" style:font-size-asian="20pt" style:font-weight-asian="bold" style:font-name-complex="Helvetica1" style:font-size-complex="20pt" style:font-weight-complex="bold"/>
    </style:style>
    <style:style style:name="T4" style:family="text">
      <style:text-properties fo:color="#000000" style:font-name="FreeSans1" fo:font-size="30pt" style:font-size-asian="36pt" style:font-size-complex="36pt"/>
    </style:style>
    <style:style style:name="T5" style:family="text">
      <style:text-properties style:font-name="FreeSans1" fo:font-size="12pt" style:font-size-asian="10.5pt"/>
    </style:style>
    <style:style style:name="T6" style:family="text">
      <style:text-properties fo:color="#000000" style:font-name="FreeSans1" fo:font-size="12pt" style:font-size-asian="10.5pt"/>
    </style:style>
    <style:style style:name="T7" style:family="text">
      <style:text-properties style:font-name="FreeSans1" fo:font-size="12pt"/>
    </style:style>
    <style:style style:name="T8" style:family="text">
      <style:text-properties style:font-name="FreeSans1" fo:font-size="14pt" style:font-size-asian="10.5pt"/>
    </style:style>
    <style:style style:name="T9" style:family="text">
      <style:text-properties style:font-name="FreeSans" fo:font-weight="bold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91cm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cm" svg:y="10.739cm" svg:width="18.401cm" svg:height="1.415cm" draw:z-index="10">
                              <draw:image xlink:href="Pictures/10018F7300006D0600000862897E220F.svg" xlink:type="simple" xlink:show="embed" xlink:actuate="onLoad"/>
                              <draw:image xlink:href="Pictures/10000201000004E500000060588224A1.png" xlink:type="simple" xlink:show="embed" xlink:actuate="onLoad"/>
                        </draw:frame><draw:frame text:anchor-type="paragraph" draw:z-index="11" draw:style-name="gr11" draw:text-style-name="P4" svg:width="7.287cm" svg:height="1.777cm" draw:transform="rotate (1.5707963267949) translate (14.5979444444444cm 8.06626388888889cm)">
                              <draw:text-box>
                                    <text:p text:style-name="P4"><text:span text:style-name="T2">Nutzer Name</text:span></text:p>
                              </draw:text-box>
                              <svg:desc>concat(${entity=001, attribute = 010}, ${entity = 001,attribute = 006}, ${entity = 001 attribute = 008})</svg:desc>
                        </draw:frame><draw:frame text:anchor-type="paragraph" draw:z-index="12" draw:style-name="gr12" draw:text-style-name="P4" svg:width="6.132cm" svg:height="1.288cm" draw:transform="rotate (1.5707963267949) translate (13.3103055555556cm 6.55108333333333cm)">
                              <draw:text-box>
                                    <text:p text:style-name="P4"><text:span text:style-name="T2">Nutzernummer</text:span></text:p>
                              </draw:text-box>
                              <svg:desc>replace(${entity=001,attribute=002}, '^.*(\w{5})$', '$1')</svg:desc>
                        </draw:frame><draw:frame text:anchor-type="paragraph" draw:z-index="6" draw:style-name="gr7" draw:text-style-name="P13" svg:width="6.039cm" svg:height="0.713cm" svg:x="0cm" svg:y="5.5cm">
                              <draw:text-box>
                                    <text:p text:style-name="P12"><text:span text:style-name="T6">Titel</text:span></text:p>
                              </draw:text-box>
                              <svg:desc>${entity = 050 attribute = 002}</svg:desc>
                        </draw:frame><draw:frame text:anchor-type="paragraph" draw:z-index="7" draw:style-name="gr8" draw:text-style-name="P14" svg:width="5.86cm" svg:height="0.803cm" svg:x="0cm" svg:y="5.001cm">
                              <draw:text-box>
                                    <text:p><text:span text:style-name="T7">Autor</text:span></text:p>
                              </draw:text-box>
                              <svg:desc>${entity=050, attribute=003}</svg:desc>
                        </draw:frame><draw:frame text:anchor-type="paragraph" draw:z-index="5" draw:style-name="gr6" draw:text-style-name="P11" svg:width="3.001cm" svg:height="0.511cm" svg:x="9.5cm" svg:y="2.499cm">
                              <draw:text-box>
                                    <text:p text:style-name="P10"><text:span text:style-name="T5">Datum</text:span></text:p>
                              </draw:text-box>
                              <svg:desc>${entity = 098, attribute = 001}</svg:desc>
                        </draw:frame><draw:frame text:anchor-type="paragraph" draw:z-index="4" draw:style-name="gr5" draw:text-style-name="P9" svg:width="11.163cm" svg:height="1.273cm" svg:x="0.049cm" svg:y="-0.019cm">
                              <draw:text-box>
                                    <text:p text:style-name="P8"><text:span text:style-name="T4">Signatur</text:span></text:p>
                              </draw:text-box>
                              <svg:desc>if (string-length(${entity=050,attribute=013}) &lt; 17) then print:set-font-size(36, ${entity=050,attribute=013}) 
                                    else if (string-length(${entity=050,attribute=013}) &lt; 23) then print:set-font-size(30, ${entity=050,attribute=013})
                                    else if (string-length(${entity=050,attribute=013}) &lt; 34) then print:set-font-size(24, ${entity=050,attribute=013})
                                    else print:set-font-size(16, ${entity=050,attribute=013})
                        </svg:desc>
                        </draw:frame><draw:frame text:anchor-type="paragraph" draw:z-index="3" draw:style-name="gr4" draw:text-style-name="P7" svg:width="6.061cm" svg:height="0.914cm" svg:x="0cm" svg:y="2.499cm">
                              <draw:text-box>
                                    <text:p text:style-name="P6"><text:span text:style-name="T3">Begleitzettel</text:span></text:p>
                              </draw:text-box>
                        </draw:frame><draw:line text:anchor-type="paragraph" draw:z-index="2" draw:style-name="gr3" draw:text-style-name="P5" svg:x1="13.161cm" svg:y1="0cm" svg:x2="13.12cm" svg:y2="10.449cm">
                              <text:p/>
                        </draw:line><draw:frame text:anchor-type="paragraph" draw:z-index="0" draw:style-name="gr1" draw:text-style-name="P3" svg:width="3.001cm" svg:height="0.652cm" svg:x="9.5cm" svg:y="3cm">
                              <draw:text-box>
                                    <text:p text:style-name="P2"><text:span text:style-name="T1">Uhrzeit</text:span></text:p>
                              </draw:text-box>
                              <svg:desc>${entity = 098, attribute = 002}</svg:desc>
                        </draw:frame><draw:frame text:anchor-type="paragraph" draw:z-index="8" draw:style-name="gr9" draw:text-style-name="P16" svg:width="3.832cm" svg:height="0.595cm" svg:x="0cm" svg:y="1.3cm">
                              <draw:text-box>
                                    <text:p text:style-name="P15"><text:span text:style-name="T8">Bandangabe</text:span></text:p>
                              </draw:text-box>
                              <svg:desc>${entity = 004 attribute = 010}</svg:desc>
                        </draw:frame><draw:frame text:anchor-type="paragraph" draw:z-index="13" draw:style-name="gr13" draw:text-style-name="P17" svg:width="3.682cm" svg:height="0.595cm" svg:x="8.819cm" svg:y="1.401cm">
                              <draw:text-box>
                                    <text:p text:style-name="P17"><text:span text:style-name="T8">Verlegung</text:span></text:p>
                              </draw:text-box>
                              <svg:desc>${entity = 004 attribute = 003}</svg:desc>
                        </draw:frame><draw:frame text:anchor-type="paragraph" draw:z-index="14" draw:style-name="gr14" draw:text-style-name="P18" svg:width="5.303cm" svg:height="0.625cm" draw:transform="rotate (1.5707963267949) translate (16.5399861111111cm 10.5427638888889cm)">
                              <draw:text-box>
                                    <text:p text:style-name="P18"><text:span text:style-name="T9">Ziel</text:span></text:p>
                              </draw:text-box>
                              <svg:desc>${entity = 011,attribute = 004}</svg:desc>
                        </draw:frame><draw:frame text:anchor-type="paragraph" draw:z-index="9" draw:style-name="gr10" draw:text-style-name="P4" svg:width="7.466cm" svg:height="0.812cm" draw:transform="rotate (1.5707963267949) translate (15.7285972222222cm 10.5427638888889cm)">
                              <draw:text-box>
                                    <text:p text:style-name="P4"><text:span text:style-name="T2">Ausleihtyp, Nutzertyp</text:span></text:p>
                              </draw:text-box>
                              <svg:desc>concat('Ausleihtyp: ', ${entity = 005 attribute = 106}, ' (', ${entity = 005,attribute = 006}, ') / Nutzertyp: ', ${entity = 001,attribute = 004})</svg:desc>
                        </draw:frame><draw:frame text:anchor-type="paragraph" draw:z-index="15" draw:style-name="gr15" draw:text-style-name="P4" svg:width="3.788cm" svg:height="0.579cm" draw:transform="rotate (1.5707963267949) translate (17.6970972222222cm 10.4051805555556cm)">
                              <draw:text-box>
                                    <text:p><text:span text:style-name="T2">Notabene</text:span></text:p>
                              </draw:text-box>
                              <svg:desc>${entity = 001 attribute = 016}</svg:desc>
                        </draw:frame><draw:frame text:anchor-type="paragraph" draw:z-index="16" draw:style-name="gr15" draw:text-style-name="P4" svg:width="3.788cm" svg:height="0.579cm" draw:transform="rotate (1.5707963267949) translate (17.6970972222222cm 10.4051805555556cm)">
                              <draw:text-box>
                                    <text:p><text:span text:style-name="T2">Notabene</text:span></text:p>
                              </draw:text-box>
                        </draw:frame><draw:frame text:anchor-type="paragraph" draw:z-index="17" draw:style-name="gr16" draw:text-style-name="P4" svg:width="5.615cm" svg:height="0.803cm" draw:transform="rotate (1.5707963267949) translate (17.0003611111111cm 10.6803472222222cm)">
                              <draw:text-box>
                                    <text:p text:style-name="P4"><text:span text:style-name="T2">c/o</text:span></text:p>
                              </draw:text-box>
                              <svg:desc>${entity = 012 attribute = 014}</svg:desc>
                        </draw:frame><draw:frame text:anchor-type="paragraph" draw:z-index="1" draw:style-name="gr2" draw:text-style-name="P4" svg:width="11.076cm" svg:height="1.003cm" svg:x="0cm" svg:y="9.999cm">
                              <draw:text-box>
                                    <text:p text:style-name="P4"><text:span text:style-name="T2">Standort</text:span></text:p>
                              </draw:text-box>
                              <svg:desc>${entity = 052,attribute = 005}</svg:desc>
                        </draw:frame><draw:frame text:anchor-type="paragraph" draw:z-index="18" draw:style-name="gr17" draw:text-style-name="P4" svg:width="7.399cm" svg:height="0.692cm" svg:x="0cm" svg:y="8.999cm">
                              <draw:text-box>
                                    <text:p><text:span text:style-name="T2">Zusätzliche Angaben zur Ausleihe</text:span></text:p>
                              </draw:text-box>
                        </draw:frame><draw:frame text:anchor-type="paragraph" draw:z-index="19" draw:style-name="gr18" draw:text-style-name="P16" svg:width="7.887cm" svg:height="0.595cm" svg:x="0cm" svg:y="1.799cm">
                              <draw:text-box>
                                    <text:p text:style-name="P15"><text:span text:style-name="T8">Zusätzliche Angaben zum Band</text:span></text:p>
                              </draw:text-box>
                              <svg:desc>${entity = 004 attribute = 011}</svg:desc>
                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Fett" style:font-family-generic="swiss" style:font-pitch="variable"/>
    <style:font-face style:name="FreeSans1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hnke</meta:initial-creator>
    <meta:creation-date>2014-05-14T18:57:23.708149000</meta:creation-date>
    <dc:date>2014-06-10T17:30:16.981560000</dc:date>
    <dc:creator>Christian Mahnke</dc:creator>
    <meta:editing-duration>PT7H58M7S</meta:editing-duration>
    <meta:editing-cycles>19</meta:editing-cycles>
    <meta:generator>LibreOffice/4.2.4.2$MacOSX_x86 LibreOffice_project/63150712c6d317d27ce2db16eb94c2f3d7b699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